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L43" table:end-x="0.624cm" table:end-y="0.032cm" draw:z-index="0" draw:style-name="gr1" svg:width="28cm" svg:height="1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7">
            <text:p>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09:3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09:36:59.73</dc:date>
    <dc:creator>Ben Meadows</dc:creator>
    <meta:generator>OpenOffice.org/3.2$Win32 OpenOffice.org_project/320m18$Build-9502</meta:generator>
    <meta:editing-duration>PT09H08M04S</meta:editing-duration>
    <meta:editing-cycles>2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19.001cm" xlink:href=".." chart:class="chart:line" chart:style-name="ch1">
        <chart:legend chart:legend-position="end" svg:x="24.013cm" svg:y="8.765cm" chart:style-name="ch2"/>
        <chart:plot-area chart:style-name="ch3" table:cell-range-address="Sheet1.A1:Sheet1.D41" chart:data-source-has-labels="both" svg:x="0.919cm" svg:y="0.38cm" svg:width="22.535cm" svg:height="17.682cm">
          <chart:axis chart:dimension="x" chart:name="primary-x" chart:style-name="ch4">
            <chart:title svg:x="11.745cm" svg:y="17.8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561cm" svg:y="9.2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5">
                <text:p text:id="Sheet1.B2:Sheet1.B41">45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774">
                <text:p text:id="Sheet1.D2:Sheet1.D41">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